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Versiones" style:family="table" style:master-page-name="">
      <style:table-properties style:width="9.95cm" fo:margin-left="6.997cm" fo:margin-right="0.053cm" style:page-number="0" table:align="margins" style:writing-mode="lr-tb"/>
    </style:style>
    <style:style style:name="Versiones.A" style:family="table-column">
      <style:table-column-properties style:column-width="1.572cm" style:rel-column-width="10356*"/>
    </style:style>
    <style:style style:name="Versiones.B" style:family="table-column">
      <style:table-column-properties style:column-width="8.378cm" style:rel-column-width="55179*"/>
    </style:style>
    <style:style style:name="Version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ersiones.B1" style:family="table-cell">
      <style:table-cell-properties fo:padding="0.097cm" fo:border="0.002cm solid #000000"/>
    </style:style>
    <style:style style:name="Versiones.A2" style:family="table-cell">
      <style:table-cell-properties fo:padding="0.097cm" fo:border-left="0.002cm solid #000000" fo:border-right="none" fo:border-top="none" fo:border-bottom="0.002cm solid #000000"/>
    </style:style>
    <style:style style:name="Versione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Versiones.A3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raduccionesMásDifícilesYTécnicasUtilizadas" style:family="table">
      <style:table-properties style:width="17cm" table:align="margins" fo:keep-with-next="always" style:writing-mode="lr-tb"/>
    </style:style>
    <style:style style:name="TraduccionesMásDifícilesYTécnicasUtilizadas.A" style:family="table-column">
      <style:table-column-properties style:column-width="8.5cm" style:rel-column-width="32767*"/>
    </style:style>
    <style:style style:name="TraduccionesMásDifícilesYTécnicasUtilizada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raduccionesMásDifícilesYTécnicasUtilizadas.B1" style:family="table-cell">
      <style:table-cell-properties fo:padding="0.097cm" fo:border="0.002cm solid #000000"/>
    </style:style>
    <style:style style:name="TraduccionesMásDifícilesYTécnicasUtilizadas.A2" style:family="table-cell">
      <style:table-cell-properties fo:padding="0.097cm" fo:border-left="0.002cm solid #000000" fo:border-right="none" fo:border-top="none" fo:border-bottom="0.002cm solid #000000"/>
    </style:style>
    <style:style style:name="TraduccionesMásDifícilesYTécnicasUtilizada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color="#333333"/>
    </style:style>
    <style:style style:name="P2" style:family="paragraph" style:parent-style-name="Header">
      <style:paragraph-properties fo:text-align="center" style:justify-single-word="false"/>
      <style:text-properties fo:color="#333333"/>
    </style:style>
    <style:style style:name="P3" style:family="paragraph" style:parent-style-name="Footer">
      <style:text-properties fo:color="#333333"/>
    </style:style>
    <style:style style:name="P4" style:family="paragraph" style:parent-style-name="Título_20_general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5" style:family="paragraph" style:parent-style-name="Text_20_body"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P6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7" style:family="paragraph" style:parent-style-name="Subtítulo_20_general">
      <style:text-properties style:use-window-font-color="true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es" style:country-complex="ES" style:font-style-complex="italic" style:font-weight-complex="bold"/>
    </style:style>
    <style:style style:name="P8" style:family="paragraph" style:parent-style-name="Curso">
      <style:text-properties style:use-window-font-color="true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es" style:country-complex="ES" style:font-weight-complex="bold"/>
    </style:style>
    <style:style style:name="P9" style:family="paragraph" style:parent-style-name="Table_20_Contents">
      <style:paragraph-properties fo:text-align="justify" style:justify-single-word="false" fo:background-color="transparent" style:shadow="none">
        <style:background-image/>
      </style:paragraph-properties>
    </style:style>
    <style:style style:name="P10" style:family="paragraph" style:parent-style-name="Table_20_Contents">
      <style:paragraph-properties fo:text-align="start" style:justify-single-word="false" fo:background-color="transparent" style:shadow="none">
        <style:background-image/>
      </style:paragraph-properties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Autores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3" style:family="paragraph" style:parent-style-name="WW-Encabezado_20_del_20_índice">
      <style:paragraph-properties fo:margin-top="0.423cm" fo:margin-bottom="0.212cm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P16" style:family="paragraph" style:parent-style-name="Header">
      <style:paragraph-properties fo:text-align="center" style:justify-single-word="false"/>
      <style:text-properties fo:color="#333333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Título_20_general" style:master-page-name="Standard">
      <style:paragraph-properties style:page-number="auto"/>
      <style:text-properties style:use-window-font-color="true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es" style:country-complex="ES" style:font-weight-complex="bold"/>
    </style:style>
    <style:style style:name="T1" style:family="text">
      <style:text-properties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Sect4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4"/>
      <text:p text:style-name="P4"/>
      <text:p text:style-name="P4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itle>Desarrollo Web Ágil con Rails (Redacción)</text:title></text:p>
      <text:p text:style-name="P7"><text:subject>Traducción de Textos</text:subject></text:p>
      <text:p text:style-name="P8">Curso 2007/2008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Versiones" table:style-name="Versiones">
        <table:table-column table:style-name="Versiones.A"/>
        <table:table-column table:style-name="Versiones.B"/>
        <table:table-row>
          <table:table-cell table:style-name="Versiones.A1" office:value-type="string">
            <text:p text:style-name="P9">Versión</text:p>
          </table:table-cell>
          <table:table-cell table:style-name="Versiones.B1" office:value-type="string">
            <text:p text:style-name="P11">Cambio</text:p>
          </table:table-cell>
        </table:table-row>
        <table:table-row>
          <table:table-cell table:style-name="Versiones.A2" office:value-type="string">
            <text:p text:style-name="P9"><text:user-defined text:name="Versión">0.1</text:user-defined></text:p>
          </table:table-cell>
          <table:table-cell table:style-name="Versiones.B2" office:value-type="string">
            <text:p text:style-name="P11">Empezando la redacción</text:p>
          </table:table-cell>
        </table:table-row>
        <table:table-row>
          <table:table-cell table:style-name="Versiones.A3" office:value-type="string">
            <text:p text:style-name="P10"/>
          </table:table-cell>
          <table:table-cell table:style-name="Versiones.B2" office:value-type="string">
            <text:p text:style-name="P11"/>
          </table:table-cell>
        </table:table-row>
        <table:table-row>
          <table:table-cell table:style-name="Versiones.A2" office:value-type="string">
            <text:p text:style-name="P10"/>
          </table:table-cell>
          <table:table-cell table:style-name="Versiones.B2" office:value-type="string">
            <text:p text:style-name="P11"/>
          </table:table-cell>
        </table:table-row>
      </table:table>
      <text:p text:style-name="P6"/>
      <text:p text:style-name="P12">Autor:</text:p>
      <text:p text:style-name="P12"><text:user-defined text:name="Autor">Rubén Paje del Pino</text:user-defined></text:p>
      <text:p text:style-name="P12">i010328</text:p>
      <text:table-of-content text:style-name="Sect3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3" text:name="Índice de contenido1_Head">
            <text:p text:style-name="Contents_20_Heading"><text:soft-page-break/>Índice de contenido</text:p>
          </text:index-title>
          <text:p text:style-name="P17">1. Introducción<text:tab/>3</text:p>
          <text:p text:style-name="P17">2. Traducción del texto<text:tab/>3</text:p>
          <text:p text:style-name="P17">3. Traducciones más difíciles y técnicas de traducción utilizadas<text:tab/>3</text:p>
        </text:index-body>
      </text:table-of-content>
      <text:p text:style-name="P13"/>
      <text:section text:style-name="Sect4" text:name="Área2">
        <text:h text:style-name="P14" text:outline-level="1">1. Introducción</text:h>
        <text:p text:style-name="Text_20_body">El texto que se traduce en esta redacción se ha tomado del libro: “Agile Web Development with Rails”.</text:p>
        <text:h text:style-name="Heading_20_1" text:outline-level="1">2. Traducción del texto</text:h>
        <text:p text:style-name="P6"/>
        <text:p text:style-name="P6"/>
        <text:h text:style-name="Heading_20_1" text:outline-level="1">3. Traducciones más difíciles y técnicas de traducción utilizadas</text:h>
        <table:table table:name="TraduccionesMásDifícilesYTécnicasUtilizadas" table:style-name="TraduccionesMásDifícilesYTécnicasUtilizadas">
          <table:table-column table:style-name="TraduccionesMásDifícilesYTécnicasUtilizadas.A" table:number-columns-repeated="2"/>
          <table:table-row>
            <table:table-cell table:style-name="TraduccionesMásDifícilesYTécnicasUtilizadas.A1" office:value-type="string">
              <text:p text:style-name="Table_20_Contents"/>
            </table:table-cell>
            <table:table-cell table:style-name="TraduccionesMásDifícilesYTécnicasUtilizadas.B1" office:value-type="string">
              <text:p text:style-name="Table_20_Contents"/>
            </table:table-cell>
          </table:table-row>
          <table:table-row>
            <table:table-cell table:style-name="TraduccionesMásDifícilesYTécnicasUtilizadas.A2" office:value-type="string">
              <text:p text:style-name="Table_20_Contents"/>
            </table:table-cell>
            <table:table-cell table:style-name="TraduccionesMásDifícilesYTécnicasUtilizadas.B2" office:value-type="string">
              <text:p text:style-name="Table_20_Contents"/>
            </table:table-cell>
          </table:table-row>
        </table:table>
        <text:p text:style-name="Table">Tabla <text:sequence text:ref-name="refTable0" text:name="Table" text:formula="ooow:Table+1" style:num-format="1">1</text:sequence>.: Traducciones más difíciles y técnicas de traducción utilizadas</text:p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Lucidasans" svg:font-family="Lucidasans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Lucida Sans Unicode" style:font-size-asian="12pt" style:language-asian="es" style:country-asian="ES" style:font-name-complex="Tahoma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1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1" style:display-name="Heading 1" style:family="paragraph" style:parent-style-name="Encabezado1" style:next-style-name="Text_20_body" style:class="text" style:default-outline-level="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Encabezado1" style:next-style-name="Text_20_body" style:class="text" style:default-outline-level="2">
      <style:paragraph-properties fo:margin-left="0cm" fo:margin-right="0cm" fo:text-align="justify" style:justify-single-word="false" fo:text-indent="0cm" style:auto-text-indent="false"/>
      <style:text-properties style:use-window-font-color="true" fo:font-size="12pt" fo:language="es" fo:country="ES" fo:font-style="italic" fo:font-weight="bold" style:font-name-asian="Arial" style:font-size-asian="12pt" style:language-asian="es" style:country-asian="ES" style:font-style-asian="italic" style:font-weight-asian="bold" style:font-name-complex="Lucidasans" style:font-size-complex="12pt" style:language-complex="es" style:country-complex="ES" style:font-style-complex="italic" style:font-weight-complex="bold"/>
    </style:style>
    <style:style style:name="Heading_20_3" style:display-name="Heading 3" style:family="paragraph" style:parent-style-name="Encabezado1" style:next-style-name="Text_20_body" style:class="text" style:default-outline-level="3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text-align="justify" style:justify-single-word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sans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333333"/>
    </style:style>
    <style:style style:name="Foot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/>
    </style:style>
    <style:style style:name="Footer_20_left" style:display-name="Footer left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WW-Índic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WW-Índice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WW-Índice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Lucidasans" style:font-size-complex="14pt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Lucidasans"/>
    </style:style>
    <style:style style:name="WW-Ilustración" style:family="paragraph" style:parent-style-name="WW-Etiqueta"/>
    <style:style style:name="WW-Encabezado_20_del_20_índice" style:display-name="WW-Encabezado del índice" style:family="paragraph" style:parent-style-name="Encabezado1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_20_general" style:display-name="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8pt" fo:language="es" fo:country="ES" fo:font-weight="bold" style:font-name-asian="Arial" style:font-size-asian="18pt" style:language-asian="es" style:country-asian="ES" style:font-weight-asian="bold" style:font-name-complex="Times New Roman" style:font-size-complex="16pt" style:language-complex="ar" style:country-complex="SA" style:font-weight-complex="bold" fo:hyphenate="false" fo:hyphenation-remain-char-count="2" fo:hyphenation-push-char-count="2"/>
    </style:style>
    <style:style style:name="Subtítulo_20_general" style:display-name="Subtítulo general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6pt" fo:language="es" fo:country="ES" fo:font-style="italic" fo:font-weight="bold" style:font-name-asian="Arial" style:font-size-asian="16pt" style:language-asian="es" style:country-asian="ES" style:font-style-asian="italic" style:font-weight-asian="bold" style:font-name-complex="Times New Roman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Curso" style:family="paragraph" style:next-style-name="Text_20_body">
      <style:paragraph-properties fo:text-align="center" style:justify-single-word="false" fo:orphans="2" fo:widows="2" fo:hyphenation-ladder-count="no-limit"/>
      <style:text-properties style:use-window-font-color="true" style:font-name="Arial" fo:font-size="14pt" fo:language="es" fo:country="ES" fo:font-style="italic" style:font-name-asian="Arial" style:font-size-asian="14pt" style:language-asian="es" style:country-asian="ES" style:font-style-asian="italic" style:font-name-complex="Times New Roman" style:font-size-complex="14pt" style:language-complex="ar" style:country-complex="SA" style:font-weight-complex="bold" fo:hyphenate="false" fo:hyphenation-remain-char-count="2" fo:hyphenation-push-char-count="2"/>
    </style:style>
    <style:style style:name="Autores" style:family="paragraph" style:parent-style-name="Text_20_body">
      <style:paragraph-properties fo:text-align="end" style:justify-single-word="false"/>
    </style:style>
    <style:style style:name="Table" style:family="paragraph" style:parent-style-name="Caption" style:class="extra"/>
    <style:style style:name="Encabezado_20_q" style:display-name="Encabezado q" style:family="paragraph" style:parent-style-name="Heading_20_2">
      <style:text-properties style:use-window-font-color="true"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Absatz-Standardschriftart" style:family="text"/>
    <style:style style:name="WW-Absatz-Standardschriftart" style:family="text"/>
    <style:style style:name="WW-Fuente_20_de_20_párrafo_20_predeter." style:display-name="WW-Fuente de párrafo predeter." style:family="text"/>
    <style:style style:name="WW-Absatz-Standardschriftart1" style:family="text"/>
    <style:style style:name="WW-Símbolo_20_de_20_nota_20_al_20_pie" style:display-name="WW-Símbolo de nota al pie" style:family="text"/>
    <style:style style:name="WW-Símbolo_20_de_20_nota_20_final" style:display-name="WW-Símbolo de nota fina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Header">
      <style:paragraph-properties fo:text-align="center" style:justify-single-word="false"/>
      <style:text-properties fo:color="#333333"/>
    </style:style>
    <style:style style:name="P2" style:family="paragraph" style:parent-style-name="Footer">
      <style:text-properties fo:color="#333333"/>
    </style:style>
    <style:style style:name="P3" style:family="paragraph" style:parent-style-name="Header">
      <style:text-properties fo:color="#333333"/>
    </style:style>
    <style:style style:name="T1" style:family="text">
      <style:text-properties fo:font-size="12pt" fo:language="es" fo:country="ES" style:font-name-asian="Arial" style:font-size-asian="12pt" style:language-asian="es" style:country-asian="ES" style:font-name-complex="Lucidasans" style:font-size-complex="12pt" style:language-complex="es" style:country-complex="ES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page-layout style:name="pm1">
      <style:page-layout-properties fo:page-width="21.001cm" fo:page-height="29.7cm" style:num-format="1" style:print-orientation="portrait" fo:margin-top="2cm" fo:margin-bottom="2.004cm" fo:margin-left="2cm" fo:margin-right="2cm" style:shadow="none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706cm" style:layout-grid-snap-to-characters="true" style:layout-grid-square-mode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44cm" fo:margin-left="0cm" fo:margin-right="0cm" fo:margin-bottom="0.87cm" fo:border="0.002cm solid #000000" fo:padding="0.049cm" style:shadow="none" fo:background-color="transparent" style:dynamic-spacing="true">
          <style:background-image/>
        </style:header-footer-properties>
      </style:header-style>
      <style:footer-style>
        <style:header-footer-properties svg:height="0.612cm" fo:margin-left="0cm" fo:margin-right="0cm" fo:margin-top="0.87cm" fo:border="0.002cm solid #000000" fo:padding="0.049cm" style:shadow="none" style:dynamic-spacing="true"/>
      </style:footer-style>
    </style:page-layout>
  </office:automatic-styles>
  <office:master-styles>
    <style:master-page style:name="Standard" style:page-layout-name="pm1">
      <style:header>
        <text:section text:style-name="Sect1" text:name="Área1">
          <text:p text:style-name="P1"><text:span text:style-name="T1">Título: </text:span><text:span text:style-name="T1"><text:title>Desarrollo Web Ágil con Rails (Redacción)</text:title></text:span></text:p>
          <text:p text:style-name="P1"><text:span text:style-name="T1">Tema: </text:span><text:span text:style-name="T1"><text:subject>Traducción de Textos</text:subject></text:span></text:p>
          <text:p text:style-name="P1"><text:span text:style-name="T1"/></text:p>
          <text:p text:style-name="P1"><text:span text:style-name="T1">Autor: </text:span><text:span text:style-name="T1"><text:user-defined text:name="Autor">Rubén Paje del Pino</text:user-defined></text:span></text:p>
        </text:section>
      </style:header>
      <style:footer>
        <text:section text:style-name="Sect2" text:name="Área3">
          <text:p text:style-name="P2"><text:span text:style-name="T1">Número de texto: </text:span><text:span text:style-name="T1"><text:user-defined text:name="Texto">15</text:user-defined></text:span></text:p>
          <text:p text:style-name="P3"><text:span text:style-name="T1">Última rev: </text:span><text:span text:style-name="T1"><text:user-defined text:name="Última Revisión">19-XII-07</text:user-defined></text:span></text:p>
          <text:p text:style-name="P3"><text:span text:style-name="T1">Versión: </text:span><text:span text:style-name="T1"><text:user-defined text:name="Versión">0.1</text:user-defined></text:span></text:p>
          <text:p text:style-name="P3"><text:span text:style-name="T1">Página </text:span><text:span text:style-name="T1"><text:page-number style:num-format="1" text:select-page="current">3</text:page-number></text:span><text:span text:style-name="T1"> de </text:span><text:span text:style-name="T1"><text:page-count style:num-format="1">3</text:page-count></text:span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Desarrollo Web Ágil con Rails (Redacción)</dc:title>
    <dc:description>Descripción del producto

Los archivos en formato odt se abren con Openoffice: 
Descargable en http://www.openoffice.org/
Bajo licencia LGPL-2</dc:description>
    <dc:subject>Traducción de Textos</dc:subject>
    <dc:date>2007-12-19T20:15:49</dc:date>
    <meta:keyword>Redacción</meta:keyword>
    <meta:keyword>Rails</meta:keyword>
    <meta:keyword>Ruby On Rails</meta:keyword>
    <meta:keyword>Ruby</meta:keyword>
    <meta:keyword>Web</meta:keyword>
    <meta:keyword>traducción de textos Rosario Plaza rplaza@fi.upm.es</meta:keyword>
    <meta:editing-cycles>378</meta:editing-cycles>
    <meta:editing-duration>PT23H45M21S</meta:editing-duration>
    <meta:user-defined meta:name="Autor">Rubén Paje del Pino</meta:user-defined>
    <meta:user-defined meta:name="Versión">0.1</meta:user-defined>
    <meta:user-defined meta:name="Texto">15</meta:user-defined>
    <meta:user-defined meta:name="Última Revisión">19-XII-07</meta:user-defined>
    <meta:document-statistic meta:table-count="2" meta:image-count="0" meta:object-count="0" meta:page-count="3" meta:paragraph-count="26" meta:word-count="84" meta:character-count="549"/>
  </office:meta>
</office:document-meta>
</file>